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0">00/00/0000</text:date>, <text:time style:data-style-name="N2" text:time-value="10:14:13.451016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0-09-10T10:14:34.882044418</dc:date>
    <meta:editing-duration>P2DT4H46M49S</meta:editing-duration>
    <meta:editing-cycles>57</meta:editing-cycles>
    <meta:generator>LibreOffice/5.4.6.2$MacOSX_X86_64 LibreOffice_project/4014ce260a04f1026ba855d3b8d91541c224eab8</meta:generator>
    <meta:document-statistic meta:table-count="4" meta:cell-count="474" meta:object-count="0"/>
    <meta:user-defined meta:name=""/>
  </office:meta>
</office:document-meta>
</file>